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2.958cm" fo:min-width="16.39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3.292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Consolas" fo:font-size="14pt" style:font-size-asian="14pt" style:font-size-complex="14pt"/>
    </style:style>
    <style:style style:name="P3" style:family="paragraph">
      <loext:graphic-properties draw:fill-color="#ffffff"/>
      <style:paragraph-properties fo:text-align="center" style:writing-mode="lr-tb"/>
      <style:text-properties style:font-name="Consolas"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nsolas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4pt" style:font-size-asian="14pt" style:font-size-complex="14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font-name="Consolas" fo:font-size="14pt" style:font-size-asian="14pt" style:font-size-complex="14pt"/>
    </style:style>
    <style:style style:name="T2" style:family="text">
      <style:text-properties style:font-name="Consola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6.891cm" svg:height="13.208cm" svg:x="5.953cm" svg:y="3.28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xml:id="id1" draw:id="id1" draw:layer="layout" svg:width="3.81cm" svg:height="1.27cm" svg:x="6.14cm" svg:y="3.57cm">
              <text:p text:style-name="P2"><text:span text:style-name="T1">Participant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2" draw:id="id2" draw:layer="layout" svg:width="3.81cm" svg:height="1.27cm" svg:x="18.78cm" svg:y="3.57cm">
              <text:p text:style-name="P2"><text:span text:style-name="T1">Keystore</text:span></text:p>
              <draw:enhanced-geometry svg:viewBox="0 0 21600 21600" draw:type="rectangle" draw:enhanced-path="M 0 0 L 21600 0 21600 21600 0 21600 0 0 Z N"/>
            </draw:custom-shape>
            <draw:connector draw:style-name="gr3" draw:text-style-name="P4" xml:id="id6" draw:id="id6" draw:layer="layout" draw:type="line" svg:x1="9.95cm" svg:y1="4.205cm" svg:x2="18.78cm" svg:y2="4.205cm" draw:start-shape="id1" draw:start-glue-point="1" draw:end-shape="id2" draw:end-glue-point="3" svg:d="M9950 4205h8830" svg:viewBox="0 0 8831 1">
              <text:p/>
            </draw:connector>
            <draw:frame draw:style-name="gr4" draw:text-style-name="P5" draw:layer="layout" svg:width="1.463cm" svg:height="0.674cm" svg:x="9.925cm" svg:y="3.558cm">
              <draw:text-box>
                <text:p><text:span text:style-name="T2">1..*</text:span></text:p>
              </draw:text-box>
            </draw:frame>
            <draw:custom-shape draw:style-name="gr5" draw:text-style-name="P7" xml:id="id4" draw:id="id4" draw:layer="layout" svg:width="3.81cm" svg:height="1.27cm" svg:x="18.78cm" svg:y="11.12cm">
              <text:p text:style-name="P6"><text:span text:style-name="T1">Metadata</text:span></text:p>
              <draw:enhanced-geometry svg:viewBox="0 0 21600 21600" draw:type="rectangle" draw:enhanced-path="M 0 0 L 21600 0 21600 21600 0 21600 0 0 Z N"/>
            </draw:custom-shape>
            <draw:frame draw:style-name="gr4" draw:text-style-name="P5" draw:layer="layout" svg:width="0.635cm" svg:height="0.674cm" svg:x="19.726cm" svg:y="4.858cm">
              <draw:text-box>
                <text:p><text:span text:style-name="T2">1</text:span></text:p>
              </draw:text-box>
            </draw:frame>
            <draw:frame draw:style-name="gr4" draw:text-style-name="P5" draw:layer="layout" svg:width="1.463cm" svg:height="0.674cm" svg:x="19.254cm" svg:y="10.381cm">
              <draw:text-box>
                <text:p><text:span text:style-name="T2">0..*</text:span></text:p>
              </draw:text-box>
            </draw:frame>
            <draw:custom-shape draw:style-name="gr2" draw:text-style-name="P3" xml:id="id3" draw:id="id3" draw:layer="layout" svg:width="3.81cm" svg:height="1.27cm" svg:x="18.78cm" svg:y="7.37cm">
              <text:p text:style-name="P2"><text:span text:style-name="T1">Session</text:span></text:p>
              <draw:enhanced-geometry svg:viewBox="0 0 21600 21600" draw:type="rectangle" draw:enhanced-path="M 0 0 L 21600 0 21600 21600 0 21600 0 0 Z N"/>
            </draw:custom-shape>
            <draw:connector draw:style-name="gr6" draw:text-style-name="P8" draw:layer="layout" svg:x1="20.685cm" svg:y1="4.84cm" svg:x2="20.685cm" svg:y2="7.37cm" draw:start-shape="id2" draw:start-glue-point="2" draw:end-shape="id3" draw:end-glue-point="0" svg:d="M20685 4840v2530" svg:viewBox="0 0 1 2531">
              <text:p/>
            </draw:connector>
            <draw:frame draw:style-name="gr4" draw:text-style-name="P5" draw:layer="layout" svg:width="1.463cm" svg:height="0.674cm" svg:x="19.254cm" svg:y="6.681cm">
              <draw:text-box>
                <text:p><text:span text:style-name="T2">0..*</text:span></text:p>
              </draw:text-box>
            </draw:frame>
            <draw:frame draw:style-name="gr4" draw:text-style-name="P5" draw:layer="layout" svg:width="0.635cm" svg:height="0.674cm" svg:x="19.727cm" svg:y="8.758cm">
              <draw:text-box>
                <text:p><text:span text:style-name="T2">1</text:span></text:p>
              </draw:text-box>
            </draw:frame>
            <draw:connector draw:style-name="gr6" draw:text-style-name="P8" draw:layer="layout" svg:x1="20.685cm" svg:y1="8.64cm" svg:x2="20.685cm" svg:y2="11.12cm" draw:start-shape="id3" draw:start-glue-point="2" draw:end-shape="id4" draw:end-glue-point="0" svg:d="M20685 8640v2480" svg:viewBox="0 0 1 2481">
              <text:p/>
            </draw:connector>
            <draw:custom-shape draw:style-name="gr5" draw:text-style-name="P3" xml:id="id5" draw:id="id5" draw:layer="layout" svg:width="3.81cm" svg:height="1.27cm" svg:x="12.46cm" svg:y="6.07cm">
              <text:p text:style-name="P2"><text:span text:style-name="T1">Slice</text:span></text:p>
              <draw:enhanced-geometry svg:viewBox="0 0 21600 21600" draw:type="rectangle" draw:enhanced-path="M 0 0 L 21600 0 21600 21600 0 21600 0 0 Z N"/>
            </draw:custom-shape>
            <draw:frame draw:style-name="gr4" draw:text-style-name="P5" draw:layer="layout" svg:width="1.463cm" svg:height="0.674cm" svg:x="17.326cm" svg:y="3.558cm">
              <draw:text-box>
                <text:p><text:span text:style-name="T2">0..*</text:span></text:p>
              </draw:text-box>
            </draw:frame>
            <draw:connector draw:style-name="gr6" draw:text-style-name="P8" draw:layer="layout" svg:x1="14.365cm" svg:y1="6.07cm" svg:x2="14.365cm" svg:y2="4.205cm" draw:start-shape="id5" draw:start-glue-point="0" draw:end-shape="id6" draw:end-glue-point="0" svg:d="M14365 6070v-1865" svg:viewBox="0 0 1 1866">
              <text:p/>
            </draw:connector>
            <draw:g>
              <draw:custom-shape draw:style-name="gr7" draw:text-style-name="P9" draw:layer="layout" svg:width="0.571cm" svg:height="0.318cm" draw:transform="rotate (-1.5707963267949) translate (16.342cm 3.35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4" draw:text-style-name="P5" draw:layer="layout" svg:width="3.603cm" svg:height="0.674cm" svg:x="12.426cm" svg:y="3.358cm">
                <draw:text-box>
                  <text:p><text:span text:style-name="T2">has shares of</text:span></text:p>
                </draw:text-box>
              </draw:frame>
            </draw:g>
            <draw:custom-shape draw:style-name="gr5" draw:text-style-name="P3" xml:id="id7" draw:id="id7" draw:layer="layout" svg:width="3.81cm" svg:height="1.27cm" svg:x="12.46cm" svg:y="11.12cm">
              <text:p text:style-name="P2"><text:span text:style-name="T1">Document</text:span></text:p>
              <draw:enhanced-geometry svg:viewBox="0 0 21600 21600" draw:type="rectangle" draw:enhanced-path="M 0 0 L 21600 0 21600 21600 0 21600 0 0 Z N"/>
            </draw:custom-shape>
            <draw:connector draw:style-name="gr6" draw:text-style-name="P8" draw:layer="layout" svg:x1="18.78cm" svg:y1="11.755cm" svg:x2="16.27cm" svg:y2="11.755cm" draw:start-shape="id4" draw:start-glue-point="3" draw:end-shape="id7" svg:d="M18780 11755h-2510" svg:viewBox="0 0 2511 1">
              <text:p/>
            </draw:connector>
            <draw:frame draw:style-name="gr4" draw:text-style-name="P5" draw:layer="layout" svg:width="0.635cm" svg:height="0.674cm" svg:x="18.028cm" svg:y="11.058cm">
              <draw:text-box>
                <text:p><text:span text:style-name="T2">1</text:span></text:p>
              </draw:text-box>
            </draw:frame>
            <draw:frame draw:style-name="gr4" draw:text-style-name="P5" draw:layer="layout" svg:width="0.635cm" svg:height="0.674cm" svg:x="16.229cm" svg:y="11.058cm">
              <draw:text-box>
                <text:p><text:span text:style-name="T2">1</text:span></text:p>
              </draw:text-box>
            </draw:frame>
            <draw:custom-shape draw:style-name="gr5" draw:text-style-name="P3" xml:id="id8" draw:id="id8" draw:layer="layout" svg:width="3.81cm" svg:height="1.27cm" svg:x="8.66cm" svg:y="15.02cm">
              <text:p text:style-name="P2"><text:span text:style-name="T1">XMLDocument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3" xml:id="id9" draw:id="id9" draw:layer="layout" svg:width="3.81cm" svg:height="1.27cm" svg:x="16.26cm" svg:y="15.02cm">
              <text:p text:style-name="P2"><text:span text:style-name="T1">PDFDocument</text:span></text:p>
              <draw:enhanced-geometry svg:viewBox="0 0 21600 21600" draw:type="rectangle" draw:enhanced-path="M 0 0 L 21600 0 21600 21600 0 21600 0 0 Z N"/>
            </draw:custom-shape>
            <draw:connector draw:style-name="gr8" draw:text-style-name="P4" draw:layer="layout" svg:x1="10.565cm" svg:y1="15.02cm" svg:x2="14.365cm" svg:y2="12.39cm" draw:start-shape="id8" draw:start-glue-point="0" draw:end-shape="id7" draw:end-glue-point="2" svg:d="M10565 15020v-1315h3800v-1315" svg:viewBox="0 0 3801 2631">
              <text:p/>
            </draw:connector>
            <draw:connector draw:style-name="gr8" draw:text-style-name="P4" draw:layer="layout" svg:x1="18.165cm" svg:y1="15.02cm" svg:x2="14.365cm" svg:y2="12.39cm" draw:start-shape="id9" draw:start-glue-point="0" draw:end-shape="id7" draw:end-glue-point="2" svg:d="M18165 15020v-1315h-3800v-1315" svg:viewBox="0 0 3801 2631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17:02:32.989000000</meta:creation-date>
    <dc:date>2021-03-16T16:33:55.446000000</dc:date>
    <meta:editing-duration>PT1H52M20S</meta:editing-duration>
    <meta:editing-cycles>16</meta:editing-cycles>
    <meta:generator>LibreOffice/6.4.6.2$Windows_X86_64 LibreOffice_project/0ce51a4fd21bff07a5c061082cc82c5ed232f115</meta:generator>
    <meta:document-statistic meta:object-count="29"/>
  </office:meta>
</office:document-meta>
</file>